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c122" officeooo:paragraph-rsid="000ac122"/>
    </style:style>
    <style:style style:name="P2" style:family="paragraph" style:parent-style-name="Standard">
      <style:text-properties officeooo:rsid="000b698a" officeooo:paragraph-rsid="000b698a"/>
    </style:style>
    <style:style style:name="P3" style:family="paragraph" style:parent-style-name="Standard">
      <style:text-properties officeooo:rsid="000d1b9e" officeooo:paragraph-rsid="000d1b9e"/>
    </style:style>
    <style:style style:name="T1" style:family="text">
      <style:text-properties officeooo:rsid="000b698a"/>
    </style:style>
    <style:style style:name="T2" style:family="text">
      <style:text-properties officeooo:rsid="000d1b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5 stadia van groepsvorming (Tuckman)</text:p>
      <text:p text:style-name="P1"/>
      <text:p text:style-name="P1">1) We zijn tevreden met een 7.</text:p>
      <text:p text:style-name="P1"/>
      <text:p text:style-name="P1">2) Sil: 30 uur</text:p>
      <text:p text:style-name="P1"><text:s text:c="4"/>Edwin: 40 uur</text:p>
      <text:p text:style-name="P1"><text:s text:c="4"/>Simon: 30 uur</text:p>
      <text:p text:style-name="P1"><text:s text:c="4"/>Ab<text:span text:style-name="T1">e</text:span>: ?</text:p>
      <text:p text:style-name="P1"/>
      <text:p text:style-name="P1">3) <text:span text:style-name="T1">Sil: kan niet op maandagavond, dinsdagavond, woensdagavond, zaterdagmiddag, zondagmiddag</text:span></text:p>
      <text:p text:style-name="P1"><text:s text:c="4"/><text:span text:style-name="T1">Edwin: kan niet op zondagmiddag en maandagavond, voor de rest varieert het per week</text:span></text:p>
      <text:p text:style-name="P1"><text:s text:c="4"/><text:span text:style-name="T1">Simon: kan niet op maandagavond, woensdagavond en zaterdagmiddag</text:span></text:p>
      <text:p text:style-name="P1"><text:s text:c="4"/><text:span text:style-name="T1">Abe: ?</text:span></text:p>
      <text:p text:style-name="P1"/>
      <text:p text:style-name="P2">4) Contactmanier: Whatsapp, discord en teams (met TA)</text:p>
      <text:p text:style-name="P2"/>
      <text:p text:style-name="P2">5) Elkaar op de hoogte houden: tijdens werkcolleges en <text:span text:style-name="T2">nadat je iets hebt gedaan, of wanneer er iets gedaan moet worden.</text:span></text:p>
      <text:p text:style-name="P2"/>
      <text:p text:style-name="P3">6) Sil: Een goede werkende website kan maken en dat later kan toepassen in het bedrijfsleven</text:p>
      <text:p text:style-name="P3"><text:s text:c="4"/>Edwin: de basis van HTML, CSS, Javascript, PHP en mySQL leren. Ook wil ik leren hoe ik later <text:s text:c="5"/>in een groep een project qua programmeren moet werken en hoe ik daarin mijn rol moet spelen. </text:p>
      <text:p text:style-name="P3"><text:s text:c="4"/>Simon: Een goede website leren bouwen en de skills kunnen toepassen in de toekomst.</text:p>
      <text:p text:style-name="P3"><text:s text:c="4"/>Abe:</text:p>
      <text:p text:style-name="P3"/>
      <text:p text:style-name="P3">7) Succes wanneer iedereen het vak heeft afgerond met een voldoend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11:21:27.341150836</meta:creation-date>
    <dc:date>2023-01-12T11:57:58.239922826</dc:date>
    <meta:editing-duration>PT15M39S</meta:editing-duration>
    <meta:editing-cycles>1</meta:editing-cycles>
    <meta:document-statistic meta:table-count="0" meta:image-count="0" meta:object-count="0" meta:page-count="1" meta:paragraph-count="17" meta:word-count="164" meta:character-count="1002" meta:non-whitespace-character-count="813"/>
    <meta:generator>LibreOffice/7.3.6.2$Linux_X86_64 LibreOffice_project/30$Build-2</meta:generator>
  </office:meta>
</office:document-meta>
</file>